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bb6" draw:textarea-horizontal-align="justify" draw:textarea-vertical-align="middle" draw:auto-grow-height="false" fo:min-height="8.232cm" fo:min-width="1.982cm" loext:decorative="false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 fo:min-height="0.634cm" fo:min-width="0.562cm" loext:decorative="false"/>
    </style:style>
    <style:style style:name="gr3" style:family="graphic" style:parent-style-name="standard">
      <style:graphic-properties svg:stroke-color="#000000" draw:fill-color="#ff8000" draw:textarea-horizontal-align="justify" draw:textarea-vertical-align="middle" draw:auto-grow-height="false" fo:min-height="0.634cm" fo:min-width="0.562cm" loext:decorative="false"/>
    </style:style>
    <style:style style:name="gr4" style:family="graphic" style:parent-style-name="standard">
      <style:graphic-properties svg:stroke-color="#000000" draw:fill-color="#00a933" draw:textarea-horizontal-align="justify" draw:textarea-vertical-align="middle" draw:auto-grow-height="false" fo:min-height="0.749cm" fo:min-width="3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Extrémités_20_de_20_flèche_20_1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Extrémités_20_de_20_flèche_20_3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Extrémités_20_de_20_flèche_20_4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Extrémités_20_de_20_flèche_20_6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Extrémités_20_de_20_flèche_20_17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Extrémités_20_de_20_flèche_20_18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Extrémités_20_de_20_flèche_20_20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Extrémités_20_de_20_flèche_20_21" draw:marker-end-width="0.3cm" draw:fill="none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282cm" fo:min-width="0.032cm" loext:decorative="false"/>
    </style:style>
    <style:style style:name="gr16" style:family="graphic" style:parent-style-name="objectwithoutfill">
      <style:graphic-properties draw:marker-end="Extrémités_20_de_20_flèche_20_23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Extrémités_20_de_20_flèche_20_24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Extrémités_20_de_20_flèche_20_26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Extrémités_20_de_20_flèche_20_27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Extrémités_20_de_20_flèche_20_28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Extrémités_20_de_20_flèche_20_29" draw:marker-end-width="0.3cm" draw:fill="none" draw:textarea-vertical-align="middle" loext:decorative="false"/>
    </style:style>
    <style:style style:name="gr22" style:family="graphic" style:parent-style-name="standard">
      <style:graphic-properties svg:stroke-color="#000000" draw:fill-color="#729fcf" draw:textarea-horizontal-align="justify" draw:textarea-vertical-align="middle" draw:auto-grow-height="false" fo:min-height="0.634cm" fo:min-width="0.562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24" style:family="graphic" style:parent-style-name="objectwithoutfill">
      <style:graphic-properties draw:marker-end="Extrémités_20_de_20_flèche_20_30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Extrémités_20_de_20_flèche_20_31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Extrémités_20_de_20_flèche_20_32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Extrémités_20_de_20_flèche_20_33" draw:marker-end-width="0.3cm" draw:fill="none" draw:textarea-vertical-align="middle" loext:decorative="false"/>
    </style:style>
    <style:style style:name="P1" style:family="paragraph">
      <loext:graphic-properties draw:fill-color="#ffdbb6"/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-color="#ff8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00a933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paragraph-properties fo:text-align="center"/>
      <style:text-properties fo:font-size="10pt"/>
    </style:style>
    <style:style style:name="P11" style:family="paragraph">
      <loext:graphic-properties draw:fill-color="#729fcf"/>
      <style:paragraph-properties fo:text-align="center"/>
      <style:text-properties fo:font-size="10pt"/>
    </style:style>
    <style:style style:name="P12" style:family="paragraph">
      <style:text-properties fo:font-size="12pt" fo:font-style="italic" style:font-style-asian="italic" style:font-style-complex="italic"/>
    </style:style>
    <style:style style:name="P13" style:family="paragraph">
      <loext:graphic-properties draw:fill="none" draw:fill-color="#ffffff"/>
      <style:text-properties fo:font-size="12pt"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/>
    </style:style>
    <style:style style:name="T3" style:family="text">
      <style:text-properties fo:font-size="12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75cm" svg:height="8.75cm" svg:x="3.95cm" svg:y="11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1.5cm" svg:height="1.25cm" svg:x="1.65cm" svg:y="2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1.5cm" svg:height="1.25cm" svg:x="4.551cm" svg:y="2.5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3.5cm" svg:height="0.999cm" svg:x="2.05cm" svg:y="0.75cm">
          <text:p text:style-name="P4">lapply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curve" svg:x1="2.931cm" svg:y1="2.733cm" svg:x2="4.77cm" svg:y2="2.734cm" draw:start-shape="id1" draw:start-glue-point="11" draw:end-shape="id2" draw:end-glue-point="5" svg:d="M2931 2733c0-1026 1839-1026 1839 1" svg:viewBox="0 0 1840 771">
          <text:p/>
        </draw:connector>
        <draw:custom-shape draw:style-name="gr2" draw:text-style-name="P2" xml:id="id3" draw:id="id3" draw:layer="layout" svg:width="1.5cm" svg:height="1.25cm" svg:x="1.651cm" svg:y="4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1.5cm" svg:height="1.25cm" svg:x="4.552cm" svg:y="4.6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32cm" svg:y1="4.817cm" svg:x2="4.771cm" svg:y2="4.818cm" draw:start-shape="id3" draw:start-glue-point="11" draw:end-shape="id4" draw:end-glue-point="5" svg:d="M2932 4817c0-1026 1839-1026 1839 1" svg:viewBox="0 0 1840 771">
          <text:p/>
        </draw:connector>
        <draw:custom-shape draw:style-name="gr2" draw:text-style-name="P2" xml:id="id5" draw:id="id5" draw:layer="layout" svg:width="1.5cm" svg:height="1.25cm" svg:x="1.652cm" svg:y="6.6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" draw:id="id6" draw:layer="layout" svg:width="1.5cm" svg:height="1.25cm" svg:x="4.553cm" svg:y="6.6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33cm" svg:y1="6.801cm" svg:x2="4.772cm" svg:y2="6.802cm" draw:start-shape="id5" draw:start-glue-point="11" draw:end-shape="id6" draw:end-glue-point="5" svg:d="M2933 6801c0-1026 1839-1026 1839 1" svg:viewBox="0 0 1840 771">
          <text:p/>
        </draw:connector>
        <draw:custom-shape draw:style-name="gr2" draw:text-style-name="P2" xml:id="id7" draw:id="id7" draw:layer="layout" svg:width="1.5cm" svg:height="1.25cm" svg:x="1.653cm" svg:y="8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" draw:id="id8" draw:layer="layout" svg:width="1.5cm" svg:height="1.25cm" svg:x="4.554cm" svg:y="8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34cm" svg:y1="8.785cm" svg:x2="4.773cm" svg:y2="8.786cm" draw:start-shape="id7" draw:start-glue-point="11" draw:end-shape="id8" draw:end-glue-point="5" svg:d="M2934 8785c0-1026 1839-1026 1839 1" svg:viewBox="0 0 1840 771">
          <text:p/>
        </draw:connector>
        <draw:custom-shape draw:style-name="gr2" draw:text-style-name="P2" xml:id="id9" draw:id="id9" draw:layer="layout" svg:width="1.5cm" svg:height="1.25cm" svg:x="7.751cm" svg:y="2.5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0" draw:id="id10" draw:layer="layout" svg:width="1.5cm" svg:height="1.25cm" svg:x="11.752cm" svg:y="2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3.5cm" svg:height="0.999cm" svg:x="8.551cm" svg:y="0.751cm">
          <text:p text:style-name="P4">Map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curve" svg:x1="9.032cm" svg:y1="2.734cm" svg:x2="11.971cm" svg:y2="2.735cm" draw:start-shape="id9" draw:start-glue-point="11" draw:end-shape="id10" draw:end-glue-point="5" svg:d="M9032 2734c0-1026 2939-1026 2939 1" svg:viewBox="0 0 2940 771">
          <text:p/>
        </draw:connector>
        <draw:custom-shape draw:style-name="gr2" draw:text-style-name="P2" xml:id="id11" draw:id="id11" draw:layer="layout" svg:width="1.5cm" svg:height="1.25cm" svg:x="7.752cm" svg:y="4.6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" draw:id="id12" draw:layer="layout" svg:width="1.5cm" svg:height="1.25cm" svg:x="11.753cm" svg:y="4.6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9.033cm" svg:y1="4.818cm" svg:x2="11.972cm" svg:y2="4.819cm" draw:start-shape="id11" draw:start-glue-point="11" draw:end-shape="id12" draw:end-glue-point="5" svg:d="M9033 4818c0-1026 2939-1026 2939 1" svg:viewBox="0 0 2940 771">
          <text:p/>
        </draw:connector>
        <draw:custom-shape draw:style-name="gr2" draw:text-style-name="P2" xml:id="id13" draw:id="id13" draw:layer="layout" svg:width="1.5cm" svg:height="1.25cm" svg:x="7.753cm" svg:y="6.6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4" draw:id="id14" draw:layer="layout" svg:width="1.5cm" svg:height="1.25cm" svg:x="11.754cm" svg:y="6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9.034cm" svg:y1="6.802cm" svg:x2="11.973cm" svg:y2="6.803cm" draw:start-shape="id13" draw:start-glue-point="11" draw:end-shape="id14" draw:end-glue-point="5" svg:d="M9034 6802c0-1026 2939-1026 2939 1" svg:viewBox="0 0 2940 771">
          <text:p/>
        </draw:connector>
        <draw:custom-shape draw:style-name="gr2" draw:text-style-name="P2" xml:id="id15" draw:id="id15" draw:layer="layout" svg:width="1.5cm" svg:height="1.25cm" svg:x="7.754cm" svg:y="8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6" draw:id="id16" draw:layer="layout" svg:width="1.5cm" svg:height="1.25cm" svg:x="11.755cm" svg:y="8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9.035cm" svg:y1="8.786cm" svg:x2="11.974cm" svg:y2="8.787cm" draw:start-shape="id15" draw:start-glue-point="11" draw:end-shape="id16" draw:end-glue-point="5" svg:d="M9035 8786c0-1026 2939-1026 2939 1" svg:viewBox="0 0 2940 771">
          <text:p/>
        </draw:connector>
        <draw:custom-shape draw:style-name="gr2" draw:text-style-name="P2" xml:id="id17" draw:id="id17" draw:layer="layout" svg:width="1.5cm" svg:height="1.25cm" svg:x="9.752cm" svg:y="2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8" draw:id="id18" draw:layer="layout" svg:width="1.5cm" svg:height="1.25cm" svg:x="9.753cm" svg:y="4.6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9" draw:id="id19" draw:layer="layout" svg:width="1.5cm" svg:height="1.25cm" svg:x="9.754cm" svg:y="6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0" draw:id="id20" draw:layer="layout" svg:width="1.5cm" svg:height="1.25cm" svg:x="9.755cm" svg:y="8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draw:line-skew="0.295cm" svg:x1="11.033cm" svg:y1="2.735cm" svg:x2="11.971cm" svg:y2="2.735cm" draw:start-shape="id17" draw:start-glue-point="11" draw:end-shape="id10" draw:end-glue-point="5" svg:d="M11033 2735c0-583 938-583 938 0" svg:viewBox="0 0 939 438">
          <text:p/>
        </draw:connector>
        <draw:connector draw:style-name="gr7" draw:text-style-name="P6" draw:layer="layout" draw:type="curve" draw:line-skew="0.257cm" svg:x1="11.034cm" svg:y1="4.819cm" svg:x2="11.972cm" svg:y2="4.819cm" draw:start-shape="id18" draw:start-glue-point="11" draw:end-shape="id12" draw:end-glue-point="5" svg:d="M11034 4819c0-640 938-640 938 0" svg:viewBox="0 0 939 481">
          <text:p/>
        </draw:connector>
        <draw:connector draw:style-name="gr8" draw:text-style-name="P6" draw:layer="layout" draw:type="curve" draw:line-skew="0.3cm" svg:x1="11.035cm" svg:y1="6.803cm" svg:x2="11.973cm" svg:y2="6.803cm" draw:start-shape="id19" draw:start-glue-point="11" draw:end-shape="id14" draw:end-glue-point="5" svg:d="M11035 6803c0-576 938-576 938 0" svg:viewBox="0 0 939 433">
          <text:p/>
        </draw:connector>
        <draw:connector draw:style-name="gr9" draw:text-style-name="P6" draw:layer="layout" draw:type="curve" draw:line-skew="0.289cm" svg:x1="11.036cm" svg:y1="8.787cm" svg:x2="11.974cm" svg:y2="8.787cm" draw:start-shape="id20" draw:start-glue-point="11" draw:end-shape="id16" draw:end-glue-point="5" svg:d="M11036 8787c0-592 938-592 938 0" svg:viewBox="0 0 939 445">
          <text:p/>
        </draw:connector>
        <draw:custom-shape draw:style-name="gr2" draw:text-style-name="P2" xml:id="id24" draw:id="id24" draw:layer="layout" svg:width="1.5cm" svg:height="1.25cm" svg:x="14.752cm" svg:y="2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3.5cm" svg:height="0.999cm" svg:x="15.152cm" svg:y="0.752cm">
          <text:p text:style-name="P4">do.call</text:p>
          <draw:enhanced-geometry svg:viewBox="0 0 21600 21600" draw:type="rectangle" draw:enhanced-path="M 0 0 L 21600 0 21600 21600 0 21600 0 0 Z N"/>
        </draw:custom-shape>
        <draw:custom-shape draw:style-name="gr2" draw:text-style-name="P2" xml:id="id23" draw:id="id23" draw:layer="layout" svg:width="1.5cm" svg:height="1.25cm" svg:x="14.753cm" svg:y="4.6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1" draw:id="id21" draw:layer="layout" svg:width="1.5cm" svg:height="1.25cm" svg:x="14.754cm" svg:y="6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5" draw:id="id25" draw:layer="layout" svg:width="1.5cm" svg:height="1.25cm" svg:x="14.755cm" svg:y="8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2" draw:id="id22" draw:layer="layout" svg:width="1.5cm" svg:height="1.25cm" svg:x="17.656cm" svg:y="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6" draw:layer="layout" draw:type="curve" svg:x1="16.254cm" svg:y1="7.245cm" svg:x2="17.656cm" svg:y2="6.23cm" draw:start-shape="id21" draw:start-glue-point="10" draw:end-shape="id22" draw:end-glue-point="6" svg:d="M16254 7245c1053 0 352-1015 1402-1015" svg:viewBox="0 0 1403 1016">
          <text:p/>
        </draw:connector>
        <draw:connector draw:style-name="gr11" draw:text-style-name="P6" draw:layer="layout" draw:type="curve" svg:x1="16.253cm" svg:y1="5.261cm" svg:x2="17.656cm" svg:y2="6.23cm" draw:start-shape="id23" draw:start-glue-point="10" draw:end-shape="id22" draw:end-glue-point="6" svg:d="M16253 5261c1053 0 352 969 1403 969" svg:viewBox="0 0 1404 970">
          <text:p/>
        </draw:connector>
        <draw:connector draw:style-name="gr12" draw:text-style-name="P6" draw:layer="layout" draw:type="curve" svg:x1="16.252cm" svg:y1="3.177cm" svg:x2="17.656cm" svg:y2="6.23cm" draw:start-shape="id24" draw:start-glue-point="10" draw:end-shape="id22" draw:end-glue-point="6" svg:d="M16252 3177c1054 0 353 3053 1404 3053" svg:viewBox="0 0 1405 3054">
          <text:p/>
        </draw:connector>
        <draw:connector draw:style-name="gr13" draw:text-style-name="P6" draw:layer="layout" draw:type="curve" svg:x1="16.255cm" svg:y1="9.229cm" svg:x2="17.656cm" svg:y2="6.23cm" draw:start-shape="id25" draw:start-glue-point="10" draw:end-shape="id22" svg:d="M16255 9229c1051 0 351-2999 1401-2999" svg:viewBox="0 0 1402 3000">
          <text:p/>
        </draw:connector>
        <draw:custom-shape draw:style-name="gr2" draw:text-style-name="P2" xml:id="id26" draw:id="id26" draw:layer="layout" svg:width="1.5cm" svg:height="1.25cm" svg:x="1.651cm" svg:y="12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7" draw:id="id27" draw:layer="layout" svg:width="1.5cm" svg:height="1.25cm" svg:x="4.552cm" svg:y="12.1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3.5cm" svg:height="0.999cm" svg:x="2.051cm" svg:y="10.351cm">
          <text:p text:style-name="P4">vapply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curve" svg:x1="2.932cm" svg:y1="12.334cm" svg:x2="4.771cm" svg:y2="12.335cm" draw:start-shape="id26" draw:start-glue-point="11" draw:end-shape="id27" draw:end-glue-point="5" svg:d="M2932 12334c0-1026 1839-1026 1839 1" svg:viewBox="0 0 1840 771">
          <text:p/>
        </draw:connector>
        <draw:custom-shape draw:style-name="gr2" draw:text-style-name="P2" xml:id="id28" draw:id="id28" draw:layer="layout" svg:width="1.5cm" svg:height="1.25cm" svg:x="1.652cm" svg:y="14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9" draw:id="id29" draw:layer="layout" svg:width="1.5cm" svg:height="1.25cm" svg:x="4.553cm" svg:y="14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33cm" svg:y1="14.418cm" svg:x2="4.772cm" svg:y2="14.419cm" draw:start-shape="id28" draw:start-glue-point="11" draw:end-shape="id29" draw:end-glue-point="5" svg:d="M2933 14418c0-1026 1839-1026 1839 1" svg:viewBox="0 0 1840 771">
          <text:p/>
        </draw:connector>
        <draw:custom-shape draw:style-name="gr2" draw:text-style-name="P2" xml:id="id30" draw:id="id30" draw:layer="layout" svg:width="1.5cm" svg:height="1.25cm" svg:x="1.653cm" svg:y="16.2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1" draw:id="id31" draw:layer="layout" svg:width="1.5cm" svg:height="1.25cm" svg:x="4.554cm" svg:y="16.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34cm" svg:y1="16.402cm" svg:x2="4.773cm" svg:y2="16.403cm" draw:start-shape="id30" draw:start-glue-point="11" draw:end-shape="id31" draw:end-glue-point="5" svg:d="M2934 16402c0-1026 1839-1026 1839 1" svg:viewBox="0 0 1840 771">
          <text:p/>
        </draw:connector>
        <draw:custom-shape draw:style-name="gr2" draw:text-style-name="P2" xml:id="id32" draw:id="id32" draw:layer="layout" svg:width="1.5cm" svg:height="1.25cm" svg:x="1.654cm" svg:y="18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3" draw:id="id33" draw:layer="layout" svg:width="1.5cm" svg:height="1.25cm" svg:x="4.555cm" svg:y="18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2.935cm" svg:y1="18.386cm" svg:x2="4.774cm" svg:y2="18.387cm" draw:start-shape="id32" draw:start-glue-point="11" draw:end-shape="id33" draw:end-glue-point="5" svg:d="M2935 18386c0-1026 1839-1026 1839 1" svg:viewBox="0 0 1840 771">
          <text:p/>
        </draw:connector>
        <draw:frame draw:style-name="gr14" draw:text-style-name="P8" draw:layer="layout" svg:width="3cm" svg:height="1cm" svg:x="4.15cm" svg:y="19.3cm">
          <draw:text-box>
            <text:p text:style-name="P7"><text:span text:style-name="T1">vecteur</text:span></text:p>
          </draw:text-box>
        </draw:frame>
        <draw:custom-shape draw:style-name="gr4" draw:text-style-name="P5" draw:layer="layout" svg:width="3.5cm" svg:height="0.999cm" svg:x="15.751cm" svg:y="10.351cm">
          <text:p text:style-name="P4">Reduce</text:p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5cm" svg:height="1.25cm" svg:x="14.752cm" svg:y="12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6" draw:id="id36" draw:layer="layout" svg:width="1.5cm" svg:height="1.25cm" svg:x="14.753cm" svg:y="14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8" draw:id="id38" draw:layer="layout" svg:width="1.5cm" svg:height="1.25cm" svg:x="14.754cm" svg:y="16.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0" draw:id="id40" draw:layer="layout" svg:width="1.5cm" svg:height="1.25cm" svg:x="14.755cm" svg:y="18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35" draw:id="id35" draw:layer="layout" svg:width="0.75cm" svg:height="0.75cm" svg:x="16.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6" draw:layer="layout" draw:type="curve" svg:x1="16.033cm" svg:y1="13.119cm" svg:x2="16.8cm" svg:y2="13.675cm" draw:start-shape="id34" draw:start-glue-point="9" draw:end-shape="id35" draw:end-glue-point="6" svg:d="M16033 13119c0 371 255 556 767 556" svg:viewBox="0 0 768 557">
          <text:p/>
        </draw:connector>
        <draw:connector draw:style-name="gr17" draw:text-style-name="P6" draw:layer="layout" draw:type="curve" svg:x1="16.034cm" svg:y1="14.319cm" svg:x2="16.8cm" svg:y2="13.675cm" draw:start-shape="id36" draw:start-glue-point="11" draw:end-shape="id35" draw:end-glue-point="6" svg:d="M16034 14319c0-430 255-644 766-644" svg:viewBox="0 0 767 645">
          <text:p/>
        </draw:connector>
        <draw:custom-shape draw:style-name="gr15" draw:text-style-name="P9" xml:id="id37" draw:id="id37" draw:layer="layout" svg:width="0.75cm" svg:height="0.75cm" svg:x="17.801cm" svg:y="1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6" draw:layer="layout" draw:type="curve" svg:x1="17.175cm" svg:y1="14.05cm" svg:x2="17.801cm" svg:y2="15.676cm" draw:start-shape="id35" draw:start-glue-point="8" draw:end-shape="id37" draw:end-glue-point="6" svg:d="M17175 14050c0 1084 208 1626 626 1626" svg:viewBox="0 0 627 1627">
          <text:p/>
        </draw:connector>
        <draw:connector draw:style-name="gr19" draw:text-style-name="P6" draw:layer="layout" draw:type="curve" svg:x1="16.254cm" svg:y1="16.745cm" svg:x2="17.801cm" svg:y2="15.676cm" draw:start-shape="id38" draw:start-glue-point="10" draw:end-shape="id37" draw:end-glue-point="6" svg:d="M16254 16745c1161 0 388-1069 1547-1069" svg:viewBox="0 0 1548 1070">
          <text:p/>
        </draw:connector>
        <draw:custom-shape draw:style-name="gr3" draw:text-style-name="P3" xml:id="id39" draw:id="id39" draw:layer="layout" svg:width="1.5cm" svg:height="1.25cm" svg:x="18.85cm" svg:y="1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6" draw:layer="layout" draw:type="curve" svg:x1="18.176cm" svg:y1="16.051cm" svg:x2="18.85cm" svg:y2="17.425cm" draw:start-shape="id37" draw:start-glue-point="8" draw:end-shape="id39" draw:end-glue-point="6" svg:d="M18176 16051c0 916 224 1374 674 1374" svg:viewBox="0 0 675 1375">
          <text:p/>
        </draw:connector>
        <draw:connector draw:style-name="gr21" draw:text-style-name="P6" draw:layer="layout" draw:type="curve" svg:x1="16.255cm" svg:y1="18.729cm" svg:x2="18.85cm" svg:y2="17.425cm" draw:start-shape="id40" draw:start-glue-point="10" draw:end-shape="id39" draw:end-glue-point="6" svg:d="M16255 18729c1947 0 650-1304 2595-1304" svg:viewBox="0 0 2596 1305">
          <text:p/>
        </draw:connector>
        <draw:custom-shape draw:style-name="gr4" draw:text-style-name="P5" draw:layer="layout" svg:width="3.5cm" svg:height="0.999cm" svg:x="8.451cm" svg:y="10.351cm">
          <text:p text:style-name="P4">replicate</text:p>
          <draw:enhanced-geometry svg:viewBox="0 0 21600 21600" draw:type="rectangle" draw:enhanced-path="M 0 0 L 21600 0 21600 21600 0 21600 0 0 Z N"/>
        </draw:custom-shape>
        <draw:custom-shape draw:style-name="gr22" draw:text-style-name="P11" xml:id="id41" draw:id="id41" draw:layer="layout" svg:width="1.5cm" svg:height="1.25cm" svg:x="7.652cm" svg:y="15.652cm">
          <text:p text:style-name="P10"><text:span text:style-name="T2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3" draw:layer="layout" svg:width="2.25cm" svg:height="0.725cm" svg:x="7.35cm" svg:y="16.75cm">
          <draw:text-box>
            <text:p text:style-name="P12"><text:span text:style-name="T3">(hasard)</text:span></text:p>
          </draw:text-box>
        </draw:frame>
        <draw:custom-shape draw:style-name="gr3" draw:text-style-name="P3" xml:id="id42" draw:id="id42" draw:layer="layout" svg:width="1.5cm" svg:height="1.25cm" svg:x="10.653cm" svg:y="12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3" draw:id="id43" draw:layer="layout" svg:width="1.5cm" svg:height="1.25cm" svg:x="10.654cm" svg:y="14.6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4" draw:id="id44" draw:layer="layout" svg:width="1.5cm" svg:height="1.25cm" svg:x="10.655cm" svg:y="16.6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5" draw:id="id45" draw:layer="layout" svg:width="1.5cm" svg:height="1.25cm" svg:x="10.656cm" svg:y="18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6" draw:layer="layout" draw:type="curve" svg:x1="8.933cm" svg:y1="15.835cm" svg:x2="10.653cm" svg:y2="13.178cm" draw:start-shape="id41" draw:start-glue-point="11" draw:end-shape="id42" draw:end-glue-point="6" svg:d="M8933 15835c0-1772 573-2657 1720-2657" svg:viewBox="0 0 1721 2658">
          <text:p/>
        </draw:connector>
        <draw:connector draw:style-name="gr25" draw:text-style-name="P6" draw:layer="layout" draw:type="curve" svg:x1="9.152cm" svg:y1="16.277cm" svg:x2="10.654cm" svg:y2="15.262cm" draw:start-shape="id41" draw:start-glue-point="10" draw:end-shape="id43" draw:end-glue-point="6" svg:d="M9152 16277c1128 0 377-1015 1502-1015" svg:viewBox="0 0 1503 1016">
          <text:p/>
        </draw:connector>
        <draw:connector draw:style-name="gr26" draw:text-style-name="P6" draw:layer="layout" draw:type="curve" svg:x1="9.152cm" svg:y1="16.277cm" svg:x2="10.655cm" svg:y2="17.246cm" draw:start-shape="id41" draw:start-glue-point="10" draw:end-shape="id44" draw:end-glue-point="6" svg:d="M9152 16277c1128 0 377 969 1503 969" svg:viewBox="0 0 1504 970">
          <text:p/>
        </draw:connector>
        <draw:connector draw:style-name="gr27" draw:text-style-name="P6" draw:layer="layout" draw:type="curve" svg:x1="8.933cm" svg:y1="16.719cm" svg:x2="10.656cm" svg:y2="19.23cm" draw:start-shape="id41" draw:start-glue-point="9" draw:end-shape="id45" draw:end-glue-point="6" svg:d="M8933 16719c0 1674 574 2511 1723 2511" svg:viewBox="0 0 1724 251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2" draw:display-name="Extrémités de flèche 2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23" draw:display-name="Extrémités de flèche 23" svg:viewBox="0 0 20 20" svg:d="M0 20l10-20 10 20z"/>
    <draw:marker draw:name="Extrémités_20_de_20_flèche_20_24" draw:display-name="Extrémités de flèche 24" svg:viewBox="0 0 20 20" svg:d="M0 20l10-20 10 20z"/>
    <draw:marker draw:name="Extrémités_20_de_20_flèche_20_26" draw:display-name="Extrémités de flèche 26" svg:viewBox="0 0 20 20" svg:d="M0 20l10-20 10 20z"/>
    <draw:marker draw:name="Extrémités_20_de_20_flèche_20_27" draw:display-name="Extrémités de flèche 27" svg:viewBox="0 0 20 20" svg:d="M0 20l10-20 10 20z"/>
    <draw:marker draw:name="Extrémités_20_de_20_flèche_20_28" draw:display-name="Extrémités de flèche 28" svg:viewBox="0 0 20 20" svg:d="M0 20l10-20 10 20z"/>
    <draw:marker draw:name="Extrémités_20_de_20_flèche_20_29" draw:display-name="Extrémités de flèche 29" svg:viewBox="0 0 20 20" svg:d="M0 20l10-20 10 20z"/>
    <draw:marker draw:name="Extrémités_20_de_20_flèche_20_3" draw:display-name="Extrémités de flèche 3" svg:viewBox="0 0 20 20" svg:d="M0 20l10-20 10 20z"/>
    <draw:marker draw:name="Extrémités_20_de_20_flèche_20_30" draw:display-name="Extrémités de flèche 30" svg:viewBox="0 0 20 20" svg:d="M0 20l10-20 10 20z"/>
    <draw:marker draw:name="Extrémités_20_de_20_flèche_20_31" draw:display-name="Extrémités de flèche 31" svg:viewBox="0 0 20 20" svg:d="M0 20l10-20 10 20z"/>
    <draw:marker draw:name="Extrémités_20_de_20_flèche_20_32" draw:display-name="Extrémités de flèche 32" svg:viewBox="0 0 20 20" svg:d="M0 20l10-20 10 20z"/>
    <draw:marker draw:name="Extrémités_20_de_20_flèche_20_33" draw:display-name="Extrémités de flèche 3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6" draw:display-name="Extrémités de flèche 6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ff800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6T13:34:52.438239544</meta:creation-date>
    <dc:date>2024-07-29T13:54:46.874058609</dc:date>
    <meta:editing-duration>PT39M</meta:editing-duration>
    <meta:editing-cycles>15</meta:editing-cycles>
    <meta:generator>LibreOffice/7.6.7.2$Linux_X86_64 LibreOffice_project/60$Build-2</meta:generator>
    <meta:document-statistic meta:object-count="84"/>
  </office:meta>
</office:document-meta>
</file>